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bebc8" officeooo:paragraph-rsid="000ad8ec" style:font-weight-asian="bold" style:font-name-complex="DejaVu Serif" style:font-weight-complex="bold"/>
    </style:style>
    <style:style style:name="P3" style:family="paragraph" style:parent-style-name="Footer">
      <style:text-properties fo:language="en" fo:country="US" officeooo:rsid="000ec534" officeooo:paragraph-rsid="000ec534"/>
    </style:style>
    <style:style style:name="T1" style:family="text">
      <style:text-properties officeooo:rsid="001033d3"/>
    </style:style>
    <style:style style:name="T2" style:family="text">
      <style:text-properties officeooo:rsid="001a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ign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erif" fo:font-family="'DejaVu Serif'" style:font-family-generic="roman" style:font-pitch="variable"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Text_20_body">
      <loext:graphic-properties draw:fill="none" draw:fill-color="#729fcf"/>
      <style:paragraph-properties fo:margin-left="0.0618in" fo:margin-right="2in" fo:margin-top="0in" fo:margin-bottom="0.0972in" style:contextual-spacing="false" fo:line-height="115%" fo:text-align="start" style:justify-single-word="false" fo:text-indent="0in" style:auto-text-indent="false" fo:background-color="transparent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M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bebc8" officeooo:paragraph-rsid="000ad8ec" style:font-weight-asian="bold" style:font-name-complex="DejaVu Serif" style:font-weight-complex="bold"/>
    </style:style>
    <style:style style:name="MP3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033d3"/>
    </style:style>
    <style:page-layout style:name="Mpm1">
      <style:page-layout-properties fo:page-width="8.2681in" fo:page-height="11.6929in" style:num-format="1" style:print-orientation="portrait" fo:margin-top="0.3543in" fo:margin-bottom="0.313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0.7484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תאריך: </text:span><text:date style:data-style-name="N10123" text:date-value="2024-07-18T15:02:14.474999830">18.07.24</text:date></text:p>
        <text:p text:style-name="MP2">דו"ח נסיעה לחו"ל</text:p>
      </style:header>
      <style:footer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7:51:25.741668001</meta:creation-date>
    <meta:editing-duration>P0D</meta:editing-duration>
    <meta:editing-cycles>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5" meta:character-count="32" meta:non-whitespace-character-count="28"/>
  </office:meta>
</office:document-meta>
</file>